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3.674cm"/>
    </style:style>
    <style:style style:name="co4" style:family="table-column">
      <style:table-column-properties fo:break-before="auto" style:column-width="1.716cm"/>
    </style:style>
    <style:style style:name="co5" style:family="table-column">
      <style:table-column-properties fo:break-before="auto" style:column-width="1.755cm"/>
    </style:style>
    <style:style style:name="ro1" style:family="table-row">
      <style:table-row-properties style:row-height="2.365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c0c0c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c0c0c0" style:direction="ltr" fo:padding="0.071cm" fo:border-right="1.76pt solid #000000" style:rotation-angle="0" style:rotation-align="none" style:shrink-to-fit="false" fo:border-top="1.76pt solid #c0c0c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fo:background-color="#ffff6d" style:diagonal-bl-tr="none" style:diagonal-tl-br="none" style:text-align-source="fix" style:repeat-content="false" fo:wrap-option="wrap" fo:border-left="1.76pt solid #c0c0c0" style:direction="ltr" fo:padding="0.071cm" fo:border-right="1.76pt solid #000000" style:rotation-angle="0" style:rotation-align="none" style:shrink-to-fit="false" fo:border-top="1.76pt solid #c0c0c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fo:padding="0.071cm"/>
    </style:style>
    <style:style style:name="ce8" style:family="table-cell" style:parent-style-name="Default">
      <style:table-cell-properties fo:background-color="#ffff6d" fo:padding="0.071cm"/>
    </style:style>
    <style:style style:name="ce9" style:family="table-cell" style:parent-style-name="Default">
      <style:table-cell-properties fo:background-color="#ffff6d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6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number-columns-repeated="4" table:default-cell-style-name="Default"/>
        <table:table-column table:style-name="co5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4" office:value-type="string" calcext:value-type="string">
            <text:p>Время выполнения процесса B (мс)</text:p>
          </table:table-cell>
          <table:table-cell table:style-name="ce4" office:value-type="string" calcext:value-type="string" table:number-columns-spanned="3" table:number-rows-spanned="1">
            <text:p>ID процесса (ов) A</text:p>
          </table:table-cell>
          <table:covered-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2];[.A:.G];7;0);VLOOKUP([.D2];[.A:.G];7;0);VLOOKUP([.E2];[.A:.G];7;0))" office:value-type="float" office:value="0" calcext:value-type="float">
            <text:p>0</text:p>
          </table:table-cell>
          <table:table-cell table:formula="of:=[.F2]+[.B2]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3];[.A:.G];7;0);VLOOKUP([.D3];[.A:.G];7;0);VLOOKUP([.E3];[.A:.G];7;0))" office:value-type="float" office:value="0" calcext:value-type="float">
            <text:p>0</text:p>
          </table:table-cell>
          <table:table-cell table:formula="of:=[.F3]+[.B3]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4];[.A:.G];7;0);VLOOKUP([.D4];[.A:.G];7;0);VLOOKUP([.E4];[.A:.G];7;0))" office:value-type="float" office:value="1" calcext:value-type="float">
            <text:p>1</text:p>
          </table:table-cell>
          <table:table-cell table:formula="of:=[.F4]+[.B4]" office:value-type="float" office:value="6" calcext:value-type="float">
            <text:p>6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5];[.A:.G];7;0);VLOOKUP([.D5];[.A:.G];7;0);VLOOKUP([.E5];[.A:.G];7;0))" office:value-type="float" office:value="6" calcext:value-type="float">
            <text:p>6</text:p>
          </table:table-cell>
          <table:table-cell table:formula="of:=[.F5]+[.B5]" office:value-type="float" office:value="8" calcext:value-type="float">
            <text:p>8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6];[.A:.G];7;0);VLOOKUP([.D6];[.A:.G];7;0);VLOOKUP([.E6];[.A:.G];7;0))" office:value-type="float" office:value="0" calcext:value-type="float">
            <text:p>0</text:p>
          </table:table-cell>
          <table:table-cell table:formula="of:=[.F6]+[.B6]" office:value-type="float" office:value="9" calcext:value-type="float">
            <text:p>9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7];[.A:.G];7;0);VLOOKUP([.D7];[.A:.G];7;0);VLOOKUP([.E7];[.A:.G];7;0))" office:value-type="float" office:value="2" calcext:value-type="float">
            <text:p>2</text:p>
          </table:table-cell>
          <table:table-cell table:formula="of:=[.F7]+[.B7]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8];[.A:.G];7;0);VLOOKUP([.D8];[.A:.G];7;0);VLOOKUP([.E8];[.A:.G];7;0))" office:value-type="float" office:value="0" calcext:value-type="float">
            <text:p>0</text:p>
          </table:table-cell>
          <table:table-cell table:formula="of:=[.F8]+[.B8]" office:value-type="float" office:value="6" calcext:value-type="float">
            <text:p>6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0" table:formula="of:=MAX(VLOOKUP([.C9];[.A:.G];7;0);VLOOKUP([.D9];[.A:.G];7;0);VLOOKUP([.E9];[.A:.G];7;0))" office:value-type="float" office:value="9" calcext:value-type="float">
            <text:p>9</text:p>
          </table:table-cell>
          <table:table-cell table:formula="of:=[.F9]+[.B9]" office:value-type="float" office:value="10" calcext:value-type="float">
            <text:p>10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10];[.A:.G];7;0);VLOOKUP([.D10];[.A:.G];7;0);VLOOKUP([.E10];[.A:.G];7;0))" office:value-type="float" office:value="10" calcext:value-type="float">
            <text:p>10</text:p>
          </table:table-cell>
          <table:table-cell table:formula="of:=[.F10]+[.B10]" office:value-type="float" office:value="11" calcext:value-type="float">
            <text:p>11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11];[.A:.G];7;0);VLOOKUP([.D11];[.A:.G];7;0);VLOOKUP([.E11];[.A:.G];7;0))" office:value-type="float" office:value="0" calcext:value-type="float">
            <text:p>0</text:p>
          </table:table-cell>
          <table:table-cell table:formula="of:=[.F11]+[.B11]" office:value-type="float" office:value="7" calcext:value-type="float">
            <text:p>7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12];[.A:.G];7;0);VLOOKUP([.D12];[.A:.G];7;0);VLOOKUP([.E12];[.A:.G];7;0))" office:value-type="float" office:value="7" calcext:value-type="float">
            <text:p>7</text:p>
          </table:table-cell>
          <table:table-cell table:style-name="ce11" table:formula="of:=[.F12]+[.B12]" office:value-type="float" office:value="12" calcext:value-type="float">
            <text:p>12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0" table:formula="of:=MAX(VLOOKUP([.C13];[.A:.G];7;0);VLOOKUP([.D13];[.A:.G];7;0);VLOOKUP([.E13];[.A:.G];7;0))" office:value-type="float" office:value="0" calcext:value-type="float">
            <text:p>0</text:p>
          </table:table-cell>
          <table:table-cell table:formula="of:=[.F13]+[.B13]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76"/>
        </table:table-row>
        <table:table-row table:style-name="ro3" table:number-rows-repeated="1048561">
          <table:table-cell table:number-columns-repeated="8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 loext:blank-width-char="("> </number:text>
      <number:fill-character> </number:fill-character>
      <number:text loext:blank-width-char=")1">-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3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 loext:blank-width-char="("> $</number:text>
      <number:fill-character> </number:fill-character>
      <number:text loext:blank-width-char=")1">- </number:text>
    </number:number-style>
    <number:text-style style:name="N123">
      <number:text loext:blank-width-char="("> </number:text>
      <number:text-content/>
      <number:text loext:blank-width-char=")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4">
      <number:text loext:blank-width-char="("> </number:text>
      <number:text-content/>
      <number:text loext:blank-width-char=")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₽</number:text>
    </number:number-style>
    <number:number-style style:name="N130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₽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₽</number:text>
    </number:number-style>
    <number:number-style style:name="N13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₽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4P2" style:volatile="true">
      <number:text loext:blank-width-char="-"> </number:text>
      <number:fill-character> </number:fill-character>
      <number:text loext:blank-width-char="-3">- ₽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 loext:blank-width-char="-1">-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8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Вкл</number:text>
    </number:number-style>
    <number:number-style style:name="N142P1" style:volatile="true">
      <number:text>Вкл</number:text>
    </number:number-style>
    <number:number-style style:name="N142">
      <number:text>Выкл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bg">€</number:currency-symbol>
      <number:text> </number:text>
      <number:number number:decimal-places="0" number:min-decimal-places="0" number:min-integer-digits="3" number:grouping="true"/>
      <number:text loext:blank-width-char=")"> </number:text>
    </number:currency-style>
    <number:currency-style style:name="N143">
      <style:text-properties fo:color="#ff0000"/>
      <number:text>(</number:text>
      <number:currency-symbol number:language="bg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43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Пользователь Windows</meta:initial-creator>
    <meta:creation-date>2022-09-01T04:11:17</meta:creation-date>
    <dc:date>2026-02-13T18:08:48.373874000</dc:date>
    <meta:editing-duration>PT2M19S</meta:editing-duration>
    <meta:editing-cycles>1</meta:editing-cycles>
    <meta:document-statistic meta:table-count="1" meta:cell-count="97" meta:object-count="0"/>
    <meta:generator>LibreOffice/26.2.0.3$MacOSX_AARCH64 LibreOffice_project/afbbd0df0edb6d40b450b0337ac646b0913a760c</meta:generator>
  </office:meta>
</office:document-meta>
</file>